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6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7">
      <style:paragraph-properties fo:margin-top="0cm" fo:margin-bottom="0cm" style:contextual-spacing="false"/>
    </style:style>
    <style:style style:name="P33" style:family="paragraph" style:parent-style-name="Text_20_body" style:list-style-name="L17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Joe… buckle up.<text:line-break/>This is the <text:span text:style-name="Strong_20_Emphasis">full package</text:span> — the filled‑in chapter, the book outline, the repo structure, the naming convention, and the preface.<text:line-break/>This is the moment your “LPTHW Companion Book” becomes a <text:span text:style-name="Strong_20_Emphasis">real book skeleton</text:span>.</text:p>
      <text:p text:style-name="Text_20_body">I’m giving you everything in one coherent, polished, future‑proofed bundle.</text:p>
      <text:p text:style-name="Horizontal_20_Line"/>
      <text:h text:style-name="Heading_20_1" text:outline-level="1">🟦 <text:span text:style-name="Strong_20_Emphasis">1. FILLED‑IN CHAPTER TEMPLATE — Exercise 7 (Complete Example)</text:span></text:h>
      <text:p text:style-name="Text_20_body">This is a <text:span text:style-name="Emphasis">publishable‑quality</text:span> chapter.<text:line-break/>You can drop this into your repo as:</text:p>
      <text:p text:style-name="Text_20_body"><text:span text:style-name="Source_20_Text">chapters/ex07.md</text:span> <text:line-break/>or<text:line-break/><text:span text:style-name="Source_20_Text">exercises/ex07/ex07_chapter.md</text:span></text:p>
      <text:p text:style-name="Horizontal_20_Line"/>
      <text:h text:style-name="Heading_20_2" text:outline-level="2">==========================</text:h>
      <text:h text:style-name="Heading_20_2" text:outline-level="2"><text:span text:style-name="Strong_20_Emphasis">Exercise 7 — Building Strings and Controlling Output</text:span></text:h>
      <text:h text:style-name="Heading_20_2" text:outline-level="2">==========================</text:h>
      <text:p text:style-name="Text_20_body"><text:span text:style-name="Strong_20_Emphasis">Summary:</text:span> <text:line-break/>This exercise introduces string repetition, concatenation, and controlling how <text:span text:style-name="Source_20_Text">print()</text:span> behaves in Python 3. It’s simple, but it builds the muscle memory you’ll use constantly.</text:p>
      <text:p text:style-name="Horizontal_20_Line"/>
      <text:h text:style-name="Heading_20_2" text:outline-level="2"><text:span text:style-name="Strong_20_Emphasis">Clean Python 3 Code (Canonical Version)</text:span></text:h>
      <text:p text:style-name="Preformatted_20_Text"><text:span text:style-name="Source_20_Text"># ex7.py — Joe’s Python 3 Version</text:span></text:p>
      <text:p text:style-name="Preformatted_20_Text"/>
      <text:p text:style-name="Preformatted_20_Text"><text:span text:style-name="Source_20_Text">print("Mary had a little lamb.")</text:span></text:p>
      <text:p text:style-name="Preformatted_20_Text"><text:span text:style-name="Source_20_Text">print("Its fleece was white as {}.".format("snow"))</text:span></text:p>
      <text:p text:style-name="Preformatted_20_Text"><text:span text:style-name="Source_20_Text">print("And everywhere that Mary went.")</text:span></text:p>
      <text:p text:style-name="Preformatted_20_Text"><text:span text:style-name="Source_20_Text">print("." * 10) <text:s/># prints 10 dots</text:span></text:p>
      <text:p text:style-name="Preformatted_20_Text"/>
      <text:p text:style-name="Preformatted_20_Text"><text:span text:style-name="Source_20_Text">end1 = "C"</text:span></text:p>
      <text:p text:style-name="Preformatted_20_Text"><text:span text:style-name="Source_20_Text">end2 = "h"</text:span></text:p>
      <text:p text:style-name="Preformatted_20_Text"><text:span text:style-name="Source_20_Text">end3 = "e"</text:span></text:p>
      <text:p text:style-name="Preformatted_20_Text"><text:span text:style-name="Source_20_Text">end4 = "e"</text:span></text:p>
      <text:p text:style-name="Preformatted_20_Text"><text:span text:style-name="Source_20_Text">end5 = "s"</text:span></text:p>
      <text:p text:style-name="Preformatted_20_Text"><text:span text:style-name="Source_20_Text">end6 = "e"</text:span></text:p>
      <text:p text:style-name="Preformatted_20_Text"><text:span text:style-name="Source_20_Text">end7 = "B"</text:span></text:p>
      <text:p text:style-name="Preformatted_20_Text"><text:span text:style-name="Source_20_Text">end8 = "u"</text:span></text:p>
      <text:p text:style-name="Preformatted_20_Text"><text:span text:style-name="Source_20_Text">end9 = "r"</text:span></text:p>
      <text:p text:style-name="Preformatted_20_Text"><text:span text:style-name="Source_20_Text">end10 = "g"</text:span></text:p>
      <text:p text:style-name="Preformatted_20_Text"><text:soft-page-break/><text:span text:style-name="Source_20_Text">end11 = "e"</text:span></text:p>
      <text:p text:style-name="Preformatted_20_Text"><text:span text:style-name="Source_20_Text">end12 = "r"</text:span></text:p>
      <text:p text:style-name="Preformatted_20_Text"/>
      <text:p text:style-name="Preformatted_20_Text"><text:span text:style-name="Source_20_Text"># Keep the next print on the same line</text:span></text:p>
      <text:p text:style-name="Preformatted_20_Text"><text:span text:style-name="Source_20_Text">print(end1 + end2 + end3 + end4 + end5 + end6, end=' ')</text:span></text:p>
      <text:p text:style-name="P1"><text:span text:style-name="Source_20_Text">print(end7 + end8 + end9 + end10 + end11 + end12)</text:span></text:p>
      <text:p text:style-name="Horizontal_20_Line"/>
      <text:h text:style-name="Heading_20_2" text:outline-level="2"><text:span text:style-name="Strong_20_Emphasis">Concept Breakdown</text:span></text:h>
      <text:list text:style-name="L1">
        <text:list-item>
          <text:p text:style-name="P2"><text:span text:style-name="Strong_20_Emphasis">String Formatting</text:span> <text:line-break/><text:span text:style-name="Source_20_Text">"white as {}".format("snow")</text:span> <text:line-break/>Introduces placeholder formatting. Later replaced by f‑strings, but still important for reading older code.</text:p>
        </text:list-item>
        <text:list-item>
          <text:p text:style-name="P2"><text:span text:style-name="Strong_20_Emphasis">String Repetition</text:span> <text:line-break/><text:span text:style-name="Source_20_Text">"." * 10</text:span> <text:line-break/>Python treats strings like sequences. Multiplying them repeats the pattern.</text:p>
        </text:list-item>
        <text:list-item>
          <text:p text:style-name="P2"><text:span text:style-name="Strong_20_Emphasis">Concatenation</text:span> <text:line-break/><text:span text:style-name="Source_20_Text">end1 + end2 + ...</text:span> <text:line-break/>Shows how Python combines strings. Tedious on purpose — it teaches how expressions build up.</text:p>
        </text:list-item>
        <text:list-item>
          <text:p text:style-name="P2"><text:span text:style-name="Strong_20_Emphasis">Controlling Print Behavior</text:span> <text:line-break/><text:span text:style-name="Source_20_Text">print(..., end=' ')</text:span> <text:line-break/>Python 3’s explicit way to keep output on the same line.<text:line-break/>Replaces Python 2’s trailing comma.</text:p>
        </text:list-item>
      </text:list>
      <text:p text:style-name="Horizontal_20_Line"/>
      <text:h text:style-name="Heading_20_2" text:outline-level="2"><text:span text:style-name="Strong_20_Emphasis">Modern Python 3 Notes</text:span></text:h>
      <text:list text:style-name="L2">
        <text:list-item>
          <text:p text:style-name="P3">Prefer <text:span text:style-name="Strong_20_Emphasis">f‑strings</text:span> over <text:span text:style-name="Source_20_Text">.format()</text:span>: </text:p>
          <text:p text:style-name="P4"><text:span text:style-name="Source_20_Text">print(f"Its fleece was white as {color}.")</text:span></text:p>
        </text:list-item>
        <text:list-item>
          <text:p text:style-name="P5"><text:span text:style-name="Source_20_Text">end=' '</text:span> is the correct modern replacement for Python 2’s comma. </text:p>
        </text:list-item>
        <text:list-item>
          <text:p text:style-name="P3">String repetition is still idiomatic and used often for formatting output. </text:p>
        </text:list-item>
      </text:list>
      <text:p text:style-name="Horizontal_20_Line"/>
      <text:h text:style-name="Heading_20_2" text:outline-level="2"><text:span text:style-name="Strong_20_Emphasis">Joe’s Alternate Example</text:span></text:h>
      <text:p text:style-name="Preformatted_20_Text"><text:span text:style-name="Source_20_Text"># ex7b.py — Joe’s Alternate Example</text:span></text:p>
      <text:p text:style-name="Preformatted_20_Text"/>
      <text:p text:style-name="Preformatted_20_Text"><text:span text:style-name="Source_20_Text">print("Loading", end='')</text:span></text:p>
      <text:p text:style-name="Preformatted_20_Text"><text:span text:style-name="Source_20_Text">print("." * 3, end='')</text:span></text:p>
      <text:p text:style-name="Preformatted_20_Text"><text:span text:style-name="Source_20_Text">print(" Done!")</text:span></text:p>
      <text:p text:style-name="Preformatted_20_Text"/>
      <text:p text:style-name="Preformatted_20_Text"><text:span text:style-name="Source_20_Text">letter1 = "P"</text:span></text:p>
      <text:p text:style-name="Preformatted_20_Text"><text:span text:style-name="Source_20_Text">letter2 = "y"</text:span></text:p>
      <text:p text:style-name="Preformatted_20_Text"><text:span text:style-name="Source_20_Text">letter3 = "t"</text:span></text:p>
      <text:p text:style-name="Preformatted_20_Text"><text:soft-page-break/><text:span text:style-name="Source_20_Text">letter4 = "h"</text:span></text:p>
      <text:p text:style-name="Preformatted_20_Text"><text:span text:style-name="Source_20_Text">letter5 = "o"</text:span></text:p>
      <text:p text:style-name="Preformatted_20_Text"><text:span text:style-name="Source_20_Text">letter6 = "n"</text:span></text:p>
      <text:p text:style-name="Preformatted_20_Text"/>
      <text:p text:style-name="Preformatted_20_Text"><text:span text:style-name="Source_20_Text">print(letter1 + letter2 + letter3 + letter4 + letter5 + letter6, end=' ')</text:span></text:p>
      <text:p text:style-name="P1"><text:span text:style-name="Source_20_Text">print("Rocks!")</text:span></text:p>
      <text:p text:style-name="Horizontal_20_Line"/>
      <text:h text:style-name="Heading_20_2" text:outline-level="2"><text:span text:style-name="Strong_20_Emphasis">Why It Matters</text:span></text:h>
      <text:list text:style-name="L3">
        <text:list-item>
          <text:p text:style-name="P6">You learn how Python builds strings — a core skill for everything from debugging to formatting logs. </text:p>
        </text:list-item>
        <text:list-item>
          <text:p text:style-name="P6">You learn how to control output, which becomes essential when building CLIs, progress bars, or interactive scripts. </text:p>
        </text:list-item>
        <text:list-item>
          <text:p text:style-name="P7">You start building the mental model of “Python expressions combine to form bigger expressions.” </text:p>
        </text:list-item>
      </text:list>
      <text:p text:style-name="Horizontal_20_Line"/>
      <text:h text:style-name="Heading_20_2" text:outline-level="2"><text:span text:style-name="Strong_20_Emphasis">Mini‑Challenges</text:span></text:h>
      <text:list text:style-name="L4">
        <text:list-item>
          <text:p text:style-name="P8">Rewrite the script using f‑strings. </text:p>
        </text:list-item>
        <text:list-item>
          <text:p text:style-name="P8">Build a different word using letter variables. </text:p>
        </text:list-item>
        <text:list-item>
          <text:p text:style-name="P8">Create a loading animation using repeated characters. </text:p>
        </text:list-item>
        <text:list-item>
          <text:p text:style-name="P9">Print a 40‑character divider using <text:span text:style-name="Source_20_Text">"=" * 40</text:span>. </text:p>
        </text:list-item>
      </text:list>
      <text:p text:style-name="Horizontal_20_Line"/>
      <text:h text:style-name="Heading_20_2" text:outline-level="2"><text:span text:style-name="Strong_20_Emphasis">Reflections (Future Joe)</text:span></text:h>
      <text:list text:style-name="L5">
        <text:list-item>
          <text:p text:style-name="P10">What clicked for me here? </text:p>
        </text:list-item>
        <text:list-item>
          <text:p text:style-name="P10">Did the <text:span text:style-name="Source_20_Text">end=' '</text:span> behavior make sense? </text:p>
        </text:list-item>
        <text:list-item>
          <text:p text:style-name="P10">Did I understand why Python 2 used commas? </text:p>
        </text:list-item>
        <text:list-item>
          <text:p text:style-name="P10">What surprised me? </text:p>
        </text:list-item>
        <text:list-item>
          <text:p text:style-name="P11">What do I want to revisit later? </text:p>
        </text:list-item>
      </text:list>
      <text:p text:style-name="Horizontal_20_Line"/>
      <text:h text:style-name="Heading_20_1" text:outline-level="1">🟩 <text:span text:style-name="Strong_20_Emphasis">2. STARTER OUTLINE FOR THE ENTIRE BOOK</text:span></text:h>
      <text:p text:style-name="Text_20_body">This is the structure of a full Python 3 beginner book based on your system.</text:p>
      <text:p text:style-name="Horizontal_20_Line"/>
      <text:h text:style-name="Heading_20_2" text:outline-level="2"><text:span text:style-name="Strong_20_Emphasis">PART I — Foundations</text:span></text:h>
      <text:list text:style-name="L6">
        <text:list-item>
          <text:p text:style-name="P12">Printing and Running Code </text:p>
        </text:list-item>
        <text:list-item>
          <text:p text:style-name="P12">Variables and Names </text:p>
        </text:list-item>
        <text:list-item>
          <text:p text:style-name="P12"><text:soft-page-break/>Numbers and Math </text:p>
        </text:list-item>
        <text:list-item>
          <text:p text:style-name="P12">Strings and Text </text:p>
        </text:list-item>
        <text:list-item>
          <text:p text:style-name="P12">More Strings </text:p>
        </text:list-item>
        <text:list-item>
          <text:p text:style-name="P12">String Formatting </text:p>
        </text:list-item>
        <text:list-item>
          <text:p text:style-name="P12">Building Strings (this chapter) </text:p>
        </text:list-item>
        <text:list-item>
          <text:p text:style-name="P12">Printing, Printing </text:p>
        </text:list-item>
        <text:list-item>
          <text:p text:style-name="P12">Printing, Printing, Printing </text:p>
        </text:list-item>
        <text:list-item>
          <text:p text:style-name="P12">Escape Sequences </text:p>
        </text:list-item>
        <text:list-item>
          <text:p text:style-name="P12">Input and Prompting </text:p>
        </text:list-item>
        <text:list-item>
          <text:p text:style-name="P13">Parameters, Unpacking, Variables </text:p>
        </text:list-item>
      </text:list>
      <text:p text:style-name="Horizontal_20_Line"/>
      <text:h text:style-name="Heading_20_2" text:outline-level="2"><text:span text:style-name="Strong_20_Emphasis">PART II — Logic and Flow</text:span></text:h>
      <text:list text:style-name="L7">
        <text:list-item>
          <text:p text:style-name="P14">If Statements </text:p>
        </text:list-item>
        <text:list-item>
          <text:p text:style-name="P14">If/Else </text:p>
        </text:list-item>
        <text:list-item>
          <text:p text:style-name="P14">Nested Conditionals </text:p>
        </text:list-item>
        <text:list-item>
          <text:p text:style-name="P14">Boolean Logic </text:p>
        </text:list-item>
        <text:list-item>
          <text:p text:style-name="P14">Functions </text:p>
        </text:list-item>
        <text:list-item>
          <text:p text:style-name="P14">Functions with Arguments </text:p>
        </text:list-item>
        <text:list-item>
          <text:p text:style-name="P14">Return Values </text:p>
        </text:list-item>
        <text:list-item>
          <text:p text:style-name="P15">More Functions </text:p>
        </text:list-item>
      </text:list>
      <text:p text:style-name="Horizontal_20_Line"/>
      <text:h text:style-name="Heading_20_2" text:outline-level="2"><text:span text:style-name="Strong_20_Emphasis">PART III — Data Structures</text:span></text:h>
      <text:list text:style-name="L8">
        <text:list-item>
          <text:p text:style-name="P16">Lists </text:p>
        </text:list-item>
        <text:list-item>
          <text:p text:style-name="P16">Dictionaries </text:p>
        </text:list-item>
        <text:list-item>
          <text:p text:style-name="P16">Tuples </text:p>
        </text:list-item>
        <text:list-item>
          <text:p text:style-name="P16">Loops </text:p>
        </text:list-item>
        <text:list-item>
          <text:p text:style-name="P16">Looping and Lists </text:p>
        </text:list-item>
        <text:list-item>
          <text:p text:style-name="P16">Looping and Dictionaries </text:p>
        </text:list-item>
        <text:list-item>
          <text:p text:style-name="P16">List Comprehensions </text:p>
        </text:list-item>
        <text:list-item>
          <text:p text:style-name="P17">String Methods </text:p>
        </text:list-item>
      </text:list>
      <text:p text:style-name="Horizontal_20_Line"/>
      <text:h text:style-name="Heading_20_2" text:outline-level="2"><text:span text:style-name="Strong_20_Emphasis">PART IV — Files and Modules</text:span></text:h>
      <text:list text:style-name="L9">
        <text:list-item>
          <text:p text:style-name="P18">Reading Files </text:p>
        </text:list-item>
        <text:list-item>
          <text:p text:style-name="P18">Writing Files </text:p>
        </text:list-item>
        <text:list-item>
          <text:p text:style-name="P18">Working with Paths </text:p>
        </text:list-item>
        <text:list-item>
          <text:p text:style-name="P18">Modules </text:p>
        </text:list-item>
        <text:list-item>
          <text:p text:style-name="P18">Imports </text:p>
        </text:list-item>
        <text:list-item>
          <text:p text:style-name="P19">Packages </text:p>
        </text:list-item>
      </text:list>
      <text:p text:style-name="Horizontal_20_Line"/>
      <text:h text:style-name="Heading_20_2" text:outline-level="2"><text:soft-page-break/><text:span text:style-name="Strong_20_Emphasis">PART V — Real Python</text:span></text:h>
      <text:list text:style-name="L10">
        <text:list-item>
          <text:p text:style-name="P20">Classes </text:p>
        </text:list-item>
        <text:list-item>
          <text:p text:style-name="P20">Objects </text:p>
        </text:list-item>
        <text:list-item>
          <text:p text:style-name="P20">Methods </text:p>
        </text:list-item>
        <text:list-item>
          <text:p text:style-name="P20">Inheritance </text:p>
        </text:list-item>
        <text:list-item>
          <text:p text:style-name="P20">Composition </text:p>
        </text:list-item>
        <text:list-item>
          <text:p text:style-name="P20">Exceptions </text:p>
        </text:list-item>
        <text:list-item>
          <text:p text:style-name="P20">Debugging </text:p>
        </text:list-item>
        <text:list-item>
          <text:p text:style-name="P20">Testing </text:p>
        </text:list-item>
        <text:list-item>
          <text:p text:style-name="P21">Building a Small Project </text:p>
        </text:list-item>
      </text:list>
      <text:p text:style-name="Horizontal_20_Line"/>
      <text:h text:style-name="Heading_20_2" text:outline-level="2"><text:span text:style-name="Strong_20_Emphasis">PART VI — Beyond the Basics</text:span></text:h>
      <text:list text:style-name="L11">
        <text:list-item>
          <text:p text:style-name="P22">Virtual Environments </text:p>
        </text:list-item>
        <text:list-item>
          <text:p text:style-name="P22">Pip and Packages </text:p>
        </text:list-item>
        <text:list-item>
          <text:p text:style-name="P22">APIs </text:p>
        </text:list-item>
        <text:list-item>
          <text:p text:style-name="P22">JSON </text:p>
        </text:list-item>
        <text:list-item>
          <text:p text:style-name="P22">CLI Tools </text:p>
        </text:list-item>
        <text:list-item>
          <text:p text:style-name="P22">Automation </text:p>
        </text:list-item>
        <text:list-item>
          <text:p text:style-name="P23">Final Project </text:p>
        </text:list-item>
      </text:list>
      <text:p text:style-name="Horizontal_20_Line"/>
      <text:h text:style-name="Heading_20_1" text:outline-level="1">🟧 <text:span text:style-name="Strong_20_Emphasis">3. FOLDER STRUCTURE FOR YOUR REPO</text:span></text:h>
      <text:p text:style-name="Text_20_body">This is clean, scalable, and publishable.</text:p>
      <text:p text:style-name="Preformatted_20_Text"><text:span text:style-name="Source_20_Text">python3-companion-book/</text:span></text:p>
      <text:p text:style-name="Preformatted_20_Text"><text:span text:style-name="Source_20_Text">│</text:span></text:p>
      <text:p text:style-name="Preformatted_20_Text"><text:span text:style-name="Source_20_Text">├── chapters/</text:span></text:p>
      <text:p text:style-name="Preformatted_20_Text"><text:span text:style-name="Source_20_Text">│ <text:s text:c="2"/>├── ex01.md</text:span></text:p>
      <text:p text:style-name="Preformatted_20_Text"><text:span text:style-name="Source_20_Text">│ <text:s text:c="2"/>├── ex02.md</text:span></text:p>
      <text:p text:style-name="Preformatted_20_Text"><text:span text:style-name="Source_20_Text">│ <text:s text:c="2"/>├── ex03.md</text:span></text:p>
      <text:p text:style-name="Preformatted_20_Text"><text:span text:style-name="Source_20_Text">│ <text:s text:c="2"/>├── ...</text:span></text:p>
      <text:p text:style-name="Preformatted_20_Text"><text:span text:style-name="Source_20_Text">│ <text:s text:c="2"/>└── ex52.md</text:span></text:p>
      <text:p text:style-name="Preformatted_20_Text"><text:span text:style-name="Source_20_Text">│</text:span></text:p>
      <text:p text:style-name="Preformatted_20_Text"><text:span text:style-name="Source_20_Text">├── exercises/</text:span></text:p>
      <text:p text:style-name="Preformatted_20_Text"><text:span text:style-name="Source_20_Text">│ <text:s text:c="2"/>├── ex01/</text:span></text:p>
      <text:p text:style-name="Preformatted_20_Text"><text:span text:style-name="Source_20_Text">│ <text:s text:c="2"/>│ <text:s text:c="2"/>├── ex01.py</text:span></text:p>
      <text:p text:style-name="Preformatted_20_Text"><text:span text:style-name="Source_20_Text">│ <text:s text:c="2"/>│ <text:s text:c="2"/>├── ex01b.py</text:span></text:p>
      <text:p text:style-name="Preformatted_20_Text"><text:span text:style-name="Source_20_Text">│ <text:s text:c="2"/>│ <text:s text:c="2"/>└── ex01_intro.py</text:span></text:p>
      <text:p text:style-name="Preformatted_20_Text"><text:span text:style-name="Source_20_Text">│ <text:s text:c="2"/>├── ex02/</text:span></text:p>
      <text:p text:style-name="Preformatted_20_Text"><text:span text:style-name="Source_20_Text">│ <text:s text:c="2"/>├── ...</text:span></text:p>
      <text:p text:style-name="Preformatted_20_Text"><text:span text:style-name="Source_20_Text">│</text:span></text:p>
      <text:p text:style-name="Preformatted_20_Text"><text:span text:style-name="Source_20_Text">├── templates/</text:span></text:p>
      <text:p text:style-name="Preformatted_20_Text"><text:span text:style-name="Source_20_Text">│ <text:s text:c="2"/>└── chapter_template.md</text:span></text:p>
      <text:p text:style-name="Preformatted_20_Text"><text:span text:style-name="Source_20_Text">│</text:span></text:p>
      <text:p text:style-name="Preformatted_20_Text"><text:span text:style-name="Source_20_Text">├── book/</text:span></text:p>
      <text:p text:style-name="Preformatted_20_Text"><text:span text:style-name="Source_20_Text">│ <text:s text:c="2"/>├── preface.md</text:span></text:p>
      <text:p text:style-name="Preformatted_20_Text"><text:soft-page-break/><text:span text:style-name="Source_20_Text">│ <text:s text:c="2"/>├── introduction.md</text:span></text:p>
      <text:p text:style-name="Preformatted_20_Text"><text:span text:style-name="Source_20_Text">│ <text:s text:c="2"/>└── outline.md</text:span></text:p>
      <text:p text:style-name="Preformatted_20_Text"><text:span text:style-name="Source_20_Text">│</text:span></text:p>
      <text:p text:style-name="P1"><text:span text:style-name="Source_20_Text">└── README.md</text:span></text:p>
      <text:p text:style-name="Horizontal_20_Line"/>
      <text:h text:style-name="Heading_20_1" text:outline-level="1">🟫 <text:span text:style-name="Strong_20_Emphasis">4. NAMING CONVENTION FOR ALL FILES</text:span></text:h>
      <text:p text:style-name="Text_20_body">Consistent, sortable, and scalable.</text:p>
      <text:h text:style-name="Heading_20_3" text:outline-level="3"><text:span text:style-name="Strong_20_Emphasis">Exercises</text:span></text:h>
      <text:list text:style-name="L12">
        <text:list-item>
          <text:p text:style-name="P24"><text:span text:style-name="Source_20_Text">ex07.py</text:span> — clean version </text:p>
        </text:list-item>
        <text:list-item>
          <text:p text:style-name="P24"><text:span text:style-name="Source_20_Text">ex07b.py</text:span> — Joe’s alternate example </text:p>
        </text:list-item>
        <text:list-item>
          <text:p text:style-name="P25"><text:span text:style-name="Source_20_Text">ex07_intro.py</text:span> — your intro notes </text:p>
        </text:list-item>
      </text:list>
      <text:h text:style-name="Heading_20_3" text:outline-level="3"><text:span text:style-name="Strong_20_Emphasis">Chapters</text:span></text:h>
      <text:list text:style-name="L13">
        <text:list-item>
          <text:p text:style-name="P26"><text:span text:style-name="Source_20_Text">ex07.md</text:span> — full chapter write‑up </text:p>
        </text:list-item>
      </text:list>
      <text:h text:style-name="Heading_20_3" text:outline-level="3"><text:span text:style-name="Strong_20_Emphasis">Templates</text:span></text:h>
      <text:list text:style-name="L14">
        <text:list-item>
          <text:p text:style-name="P27"><text:span text:style-name="Source_20_Text">chapter_template.md</text:span> </text:p>
        </text:list-item>
      </text:list>
      <text:h text:style-name="Heading_20_3" text:outline-level="3"><text:span text:style-name="Strong_20_Emphasis">Book Materials</text:span></text:h>
      <text:list text:style-name="L15">
        <text:list-item>
          <text:p text:style-name="P28"><text:span text:style-name="Source_20_Text">preface.md</text:span> </text:p>
        </text:list-item>
        <text:list-item>
          <text:p text:style-name="P28"><text:span text:style-name="Source_20_Text">introduction.md</text:span> </text:p>
        </text:list-item>
        <text:list-item>
          <text:p text:style-name="P29"><text:span text:style-name="Source_20_Text">outline.md</text:span> </text:p>
        </text:list-item>
      </text:list>
      <text:p text:style-name="Text_20_body">This keeps everything grouped and predictable.</text:p>
      <text:p text:style-name="Horizontal_20_Line"/>
      <text:h text:style-name="Heading_20_1" text:outline-level="1">🟨 <text:span text:style-name="Strong_20_Emphasis">5. PREFACE / INTRODUCTION FOR YOUR BOOK</text:span></text:h>
      <text:p text:style-name="Text_20_body">Here’s a polished, professional‑sounding preface you can use as‑is.</text:p>
      <text:p text:style-name="Horizontal_20_Line"/>
      <text:h text:style-name="Heading_20_2" text:outline-level="2"><text:span text:style-name="Strong_20_Emphasis">PREFACE — </text:span><text:span text:style-name="Strong_20_Emphasis"><text:span text:style-name="Emphasis">Learn Python 3 the Joe Way</text:span></text:span></text:h>
      <text:p text:style-name="Text_20_body"><text:span text:style-name="Emphasis">(Draft v1.0)</text:span></text:p>
      <text:p text:style-name="Text_20_body">Learning Python shouldn’t feel like reading a manual. It should feel like building something with your own hands — one small, repeatable skill at a time. That’s the spirit of this book.</text:p>
      <text:p text:style-name="Text_20_body"><text:soft-page-break/>This project began as my personal notes while working through the classic <text:span text:style-name="Emphasis">Learn Python the Hard Way</text:span>. The original book was brilliant for its time, but Python has evolved, and so has the way we learn. I wanted something modern, something clearer, something that explained not just <text:span text:style-name="Emphasis">what</text:span> to type, but <text:span text:style-name="Emphasis">why it matters</text:span>.</text:p>
      <text:p text:style-name="Text_20_body">So I built this companion book.</text:p>
      <text:p text:style-name="Text_20_body">Each chapter contains:</text:p>
      <text:list text:style-name="L16">
        <text:list-item>
          <text:p text:style-name="P30">a clean Python 3 version of the exercise </text:p>
        </text:list-item>
        <text:list-item>
          <text:p text:style-name="P30">a breakdown of the concepts </text:p>
        </text:list-item>
        <text:list-item>
          <text:p text:style-name="P30">modern Python 3 notes </text:p>
        </text:list-item>
        <text:list-item>
          <text:p text:style-name="P30">an alternate example in my own voice </text:p>
        </text:list-item>
        <text:list-item>
          <text:p text:style-name="P30">mini‑challenges </text:p>
        </text:list-item>
        <text:list-item>
          <text:p text:style-name="P31">and reflections for my future self </text:p>
        </text:list-item>
      </text:list>
      <text:p text:style-name="Text_20_body">Over time, this grew into a structured, repeatable learning system — one that others might find useful too.</text:p>
      <text:p text:style-name="Text_20_body">This book is not a replacement for LPTHW.<text:line-break/>It’s the next evolution of the method.</text:p>
      <text:p text:style-name="Text_20_body">If you’re holding this, I hope it helps you learn Python the way I did:<text:line-break/>through repetition, curiosity, and a little bit of fun.</text:p>
      <text:p text:style-name="Text_20_body">— Joe</text:p>
      <text:p text:style-name="Horizontal_20_Line"/>
      <text:h text:style-name="Heading_20_1" text:outline-level="1">🟦 <text:span text:style-name="Strong_20_Emphasis">Want the Introduction chapter too?</text:span></text:h>
      <text:p text:style-name="Text_20_body">I can generate it next, along with:</text:p>
      <text:list text:style-name="L17">
        <text:list-item>
          <text:p text:style-name="P32">a cover page </text:p>
        </text:list-item>
        <text:list-item>
          <text:p text:style-name="P32">a dedication </text:p>
        </text:list-item>
        <text:list-item>
          <text:p text:style-name="P32">a “How to Use This Book” section </text:p>
        </text:list-item>
        <text:list-item>
          <text:p text:style-name="P32">a license </text:p>
        </text:list-item>
        <text:list-item>
          <text:p text:style-name="P33">a GitHub README </text:p>
        </text:list-item>
      </text:list>
      <text:p text:style-name="Text_20_body">Just say the wor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9:55:50.180061880</meta:creation-date>
    <dc:date>2026-03-26T19:56:46.724534517</dc:date>
    <meta:editing-duration>PT1M</meta:editing-duration>
    <meta:editing-cycles>1</meta:editing-cycles>
    <meta:generator>LibreOffice/25.2.3.2$Linux_AARCH64 LibreOffice_project/520$Build-2</meta:generator>
    <meta:document-statistic meta:table-count="0" meta:image-count="0" meta:object-count="0" meta:page-count="7" meta:paragraph-count="195" meta:word-count="1078" meta:character-count="6370" meta:non-whitespace-character-count="5424"/>
  </office:meta>
</office:document-meta>
</file>